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hysics Simul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veClampInput()</text:p>
          </table:table-cell>
        </table:table-row>
        <table:table-row table:style-name="ro1">
          <table:table-cell/>
          <table:table-cell table:style-name="ce1" office:value-type="string" calcext:value-type="string">
            <text:p>Player Physic Mat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namic Frictio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Static Frictio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Bounciness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Friction Combine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/>
          <table:table-cell office:value-type="string" calcext:value-type="string">
            <text:p>Bounce Combin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@50 maxVel</text:p>
          </table:table-cell>
        </table:table-row>
        <table:table-row table:style-name="ro1">
          <table:table-cell/>
          <table:table-cell office:value-type="string" calcext:value-type="string">
            <text:p>From Max Speed to stopped</text:p>
          </table:table-cell>
          <table:table-cell office:value-type="string" calcext:value-type="string">
            <text:p>~4 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1:48:43.753071874</meta:creation-date>
    <dc:date>2017-12-30T15:27:27.023580083</dc:date>
    <meta:editing-duration>PT3H38M42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